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margin-top="0in" fo:margin-bottom="0in" loext:contextual-spacing="true"/>
      <style:text-properties officeooo:rsid="000248ee" officeooo:paragraph-rsid="001c97e5"/>
    </style:style>
    <style:style style:name="P2" style:family="paragraph" style:parent-style-name="Preformatted_20_Text">
      <style:paragraph-properties fo:margin-top="0in" fo:margin-bottom="0in" loext:contextual-spacing="true"/>
      <style:text-properties officeooo:rsid="00065e35" officeooo:paragraph-rsid="001c97e5"/>
    </style:style>
    <style:style style:name="P3" style:family="paragraph" style:parent-style-name="Preformatted_20_Text">
      <style:paragraph-properties fo:margin-top="0in" fo:margin-bottom="0in" loext:contextual-spacing="true"/>
      <style:text-properties officeooo:rsid="00050bb8" officeooo:paragraph-rsid="001c97e5"/>
    </style:style>
    <style:style style:name="P4" style:family="paragraph" style:parent-style-name="Preformatted_20_Text">
      <style:paragraph-properties fo:margin-top="0in" fo:margin-bottom="0in" loext:contextual-spacing="true"/>
      <style:text-properties officeooo:rsid="0002597e" officeooo:paragraph-rsid="001c97e5"/>
    </style:style>
    <style:style style:name="P5" style:family="paragraph" style:parent-style-name="Preformatted_20_Text">
      <style:paragraph-properties fo:margin-top="0in" fo:margin-bottom="0in" loext:contextual-spacing="true"/>
      <style:text-properties officeooo:paragraph-rsid="001c97e5"/>
    </style:style>
    <style:style style:name="P6" style:family="paragraph" style:parent-style-name="Preformatted_20_Text">
      <style:paragraph-properties fo:margin-top="0in" fo:margin-bottom="0in" loext:contextual-spacing="true"/>
      <style:text-properties officeooo:rsid="00043ef3" officeooo:paragraph-rsid="001c97e5"/>
    </style:style>
    <style:style style:name="P7" style:family="paragraph" style:parent-style-name="Preformatted_20_Text">
      <style:paragraph-properties fo:margin-top="0in" fo:margin-bottom="0in" loext:contextual-spacing="true"/>
      <style:text-properties officeooo:rsid="00050bb8" officeooo:paragraph-rsid="001c97e5"/>
    </style:style>
    <style:style style:name="P8" style:family="paragraph" style:parent-style-name="Preformatted_20_Text">
      <style:paragraph-properties fo:margin-top="0in" fo:margin-bottom="0in" loext:contextual-spacing="true"/>
      <style:text-properties officeooo:rsid="0002597e" officeooo:paragraph-rsid="001c97e5"/>
    </style:style>
    <style:style style:name="P9" style:family="paragraph" style:parent-style-name="Preformatted_20_Text">
      <style:paragraph-properties fo:margin-top="0in" fo:margin-bottom="0in" loext:contextual-spacing="true"/>
      <style:text-properties officeooo:rsid="001db029" officeooo:paragraph-rsid="001db029"/>
    </style:style>
    <style:style style:name="P10" style:family="paragraph" style:parent-style-name="Preformatted_20_Text">
      <style:paragraph-properties fo:margin-top="0in" fo:margin-bottom="0in" loext:contextual-spacing="true"/>
      <style:text-properties officeooo:rsid="00073742" officeooo:paragraph-rsid="001c97e5"/>
    </style:style>
    <style:style style:name="P11" style:family="paragraph" style:parent-style-name="Preformatted_20_Text">
      <style:paragraph-properties fo:margin-top="0in" fo:margin-bottom="0in" loext:contextual-spacing="true"/>
      <style:text-properties officeooo:rsid="001f362d" officeooo:paragraph-rsid="001f362d"/>
    </style:style>
    <style:style style:name="P12" style:family="paragraph" style:parent-style-name="Preformatted_20_Text">
      <style:paragraph-properties fo:margin-top="0in" fo:margin-bottom="0in" loext:contextual-spacing="true"/>
      <style:text-properties officeooo:rsid="001f87e8" officeooo:paragraph-rsid="001f87e8"/>
    </style:style>
    <style:style style:name="P13" style:family="paragraph" style:parent-style-name="Preformatted_20_Text">
      <style:paragraph-properties fo:margin-top="0in" fo:margin-bottom="0in" loext:contextual-spacing="true"/>
      <style:text-properties officeooo:rsid="00210730" officeooo:paragraph-rsid="00210730"/>
    </style:style>
    <style:style style:name="P14" style:family="paragraph" style:parent-style-name="Preformatted_20_Text">
      <style:paragraph-properties fo:margin-top="0in" fo:margin-bottom="0in" loext:contextual-spacing="true"/>
      <style:text-properties officeooo:rsid="00227d41" officeooo:paragraph-rsid="00227d41"/>
    </style:style>
    <style:style style:name="P15" style:family="paragraph" style:parent-style-name="Preformatted_20_Text">
      <style:paragraph-properties fo:margin-top="0in" fo:margin-bottom="0in" loext:contextual-spacing="true"/>
      <style:text-properties officeooo:rsid="00236af4" officeooo:paragraph-rsid="00236af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n had not much affection for his mother and sisters, and an antipathy to me. He bullied and punished me; not two or three times in the week, nor once or twice in the day, but continually: every nerve I had feared him, and every morsel of flesh in my bones shrank when he came near. There were moments when I was bewildered by the terror he inspired, because I had no appeal whatever against either his menaces or his inflictions; the servants did not like to offend their young master by taking my part against him, and Mrs. Reed was blind and deaf on the subject: she never saw him strike or heard him abuse me, though he did both now and then in her very presence, more frequently, however, behind her back.</text:p>
      <text:p text:style-name="P1"/>
      <text:p text:style-name="P2">The summer months passed while I was thus engaged, heart and soul, in one pursuit. It was a most beautiful season; never did the fields bestow a more plentiful harvest or the vines yield a more luxuriant vintage, but my eyes were insensible to the charms of nature. And the same feelings which made me neglect the scenes around me caused me also to forget those friends who were so many miles absent, and whom I had not seen for so long a time. I knew my silence disquieted them, and I well remembered the words of my father: "I know that while you are pleased with yourself you will think of us with affection, and we shall hear regularly from you. You must pardon me if I regard any interruption in your correspondence as a proof that your other duties are equally neglected."</text:p>
      <text:p text:style-name="P1"/>
      <text:p text:style-name="P3">In each century since the beginning of the world wonderful things have been discovered. In the last century more amazing things were found out than in any century before. In this new century hundreds of things still more astounding will be brought to light. At first people refuse to believe that a strange new thing can be done, then they begin to hope it can be done, then they see it can be done--then it is done and all the world wonders why it was not done centuries ago. One of the new things people began to find out in the last century was that thoughts--just mere thoughts--are as powerful as electric batteries--as good for one as sunlight is, or as bad for one as poison. To let a sad thought or a bad one get into your mind is as dangerous as letting a scarlet fever germ get into your body. If you let it stay there after it has got in you may never get over it as long as you live.</text:p>
      <text:p text:style-name="P3"/>
      <text:p text:style-name="P3">But the light had never seemed to touch himself until one day when he realized that for the first time in ten years a strange thing had happened. He was in a wonderful valley in the Austrian Tyrol and he had been walking alone through such beauty as might have lifted any man's soul out of shadow. He had walked a long way and it had not lifted his. But at last he had felt tired and had thrown himself down to rest on a carpet of moss by a stream. It was a clear little stream which ran quite merrily along on its narrow way through the luscious damp greenness. Sometimes it made a sound rather like very low laughter as it bubbled over and round stones. He saw birds come and dip their heads to drink in it and then flick their wings and fly away. It seemed like a thing alive and yet its tiny voice made the stillness seem deeper. The valley was very, very still.</text:p>
      <text:p text:style-name="P3"/>
      <text:p text:style-name="P3">In a few days he was in Yorkshire again, and on his long railroad journey he found himself thinking of his boy as he had never thought in all the ten years past. During those years he had only wished to forget him. Now, though he did not intend to think about him, memories of him constantly drifted into his mind. He remembered the black days when he had raved like a madman because the child was alive and the mother was dead. He had refused to see it, and when he had gone to look at it at last it had been such a weak wretched thing that every one had been sure it would die in a few days. But to the surprise of those who took care of it the days passed and it lived and then every one believed it would be a deformed and crippled creature.</text:p>
      <text:p text:style-name="P1"/>
      <text:p text:style-name="P1">Who blames me? Many, no doubt; and I shall be called discontented. I could not help it: the restlessness was in my nature; it agitated me to pain sometimes. Then my sole relief was to walk along the corridor of the third storey, backwards and forwards, safe in the silence and solitude of the spot, and allow my mind's eye to dwell on whatever bright visions rose before it--and, certainly, they were many and glowing; to let my heart be heaved by the exultant <text:soft-page-break/>movement, which, while it swelled it in trouble, expanded it with life; and, best of all, to open my inward ear to a tale that was never ended--a tale my imagination created, and narrated continuously; quickened with all of incident, life, fire, feeling, that I desired and had not in my actual existence.</text:p>
      <text:p text:style-name="P1"/>
      <text:p text:style-name="P1">Seated on the carpet, by the side of this basin, was seen Mr. Rochester, costumed in shawls, with a turban on his head. His dark eyes and swarthy skin and Paynim features suited the costume exactly: he looked the very model of an Eastern emir, an agent or a victim of the bowstring. Presently advanced into view Miss Ingram. She, too, was attired in oriental fashion: a crimson scarf tied sash-like round the waist: an embroidered handkerchief knotted about her temples; her beautifully-moulded arms bare, one of them upraised in the act of supporting a pitcher, poised gracefully on her head. Both her cast of form and feature, her complexion and her general air, suggested the idea of some Israelitish princess of the patriarchal days; and such was doubtless the character she intended to represent.</text:p>
      <text:p text:style-name="P1"/>
      <text:p text:style-name="P4">And now I can recall the picture of the grey old house of God rising calm before me, of a rook wheeling round the steeple, of a ruddy morning sky beyond. I remember something, too, of the green grave-mounds; and I have not forgotten, either, two figures of strangers straying amongst the low hillocks and reading the mementoes graven on the few mossy head-stones. I noticed them, because, as they saw us, they passed round to the back of the church; and I doubted not they were going to enter by the side-aisle door and witness the ceremony. By Mr. Rochester they were not observed; he was earnestly looking at my face from which the blood had, I daresay, momentarily fled: for I felt my forehead dewy, and my cheeks and lips cold. When I rallied, which I soon did, he walked gently with me up the path to the porch.</text:p>
      <text:p text:style-name="P4"/>
      <text:p text:style-name="P4">From early childhood he had used his hands to swing from branch to branch after the manner of his giant mother, and as he grew older he spent hour upon hour daily speeding through the tree tops with his brothers and sisters. He could spring twenty feet across space at the dizzy heights of the forest top, and grasp with unerring precision, and without apparent jar, a limb waving wildly in the path of an approaching tornado. He could drop twenty feet at a stretch from limb to limb in rapid descent to the ground, or he could gain the utmost pinnacle of the loftiest tropical giant with the ease and swiftness of a squirrel. Though but ten years old he was fully as strong as the average man of thirty, and far more agile than the most practiced athlete ever becomes. And day by day his strength was increasing.</text:p>
      <text:p text:style-name="P4"/>
      <text:p text:style-name="P4">Mr. Trelawney had taken up his residence at an inn far down the docks to superintend the work upon the schooner. Thither we had now to walk, and our way, to my great delight, lay along the quays and beside the great multitude of ships of all sizes and rigs and nations. In one, sailors were singing at their work, in another there were men aloft, high over my head, hanging to threads that seemed no thicker than a spider's. Though I had lived by the shore all my life, I seemed never to have been near the sea till then. The smell of tar and salt was something new. I saw the most wonderful figureheads, that had all been far over the ocean. I saw, besides, many old sailors, with rings in their ears, and whiskers curled in ringlets, and tarry pigtails, and their swaggering, clumsy sea-walk; and if I had seen as many kings or archbishops I could not have been more delighted.</text:p>
      <text:p text:style-name="P4"/>
      <text:p text:style-name="P9">She asked me to tell you that Nikolas had left France. She paid him twenty thousand francs to go away, and stay. She is congratulating herself that she got rid of him before he tried to carry out a threat he recently made her that he should kill you at the first opportunity. She said that she should hate to think that her brother's blood was on your hands, for she is very fond of you, and made no bones in saying so before the count. It never for a moment seemed to occur to her that there might be any possibility of any other outcome of a meeting between you and Nikolas. The count quite agreed with her in that. He added that it would take a regiment of Rokoffs to kill you. He has a most healthy respect for your prowess.</text:p>
      <text:p text:style-name="P4"><text:soft-page-break/></text:p>
      <text:p text:style-name="P4">I turned to the loophole nearest me and looked out. The embers of the great fire had so far burned themselves out and now glowed so low and duskily that I understood why these conspirators desired a torch. About half-way down the slope to the stockade, they were collected in a group; one held the light, another was on his knees in their midst, and I saw the blade of an open knife shine in his hand with varying colours in the moon and torchlight. The rest were all somewhat stooping, as though watching the manoeuvres of this last. I could just make out that he had a book as well as a knife in his hand, and was still wondering how anything so incongruous had come in their possession when the kneeling figure rose once more to his feet and the whole party began to move together towards the house.</text:p>
      <text:p text:style-name="P4"/>
      <text:p text:style-name="P13">I must confess the stress and danger of the time have left an abiding sense of doubt and insecurity in my mind. I sit in my study writing by lamplight, and suddenly I see again the healing valley below set with writhing flames, and feel the house behind and about me empty and desolate. I go out into the Byfleet Road, and vehicles pass me, a butcher boy in a cart, a cabful of visitors, a workman on a bicycle, children going to school, and suddenly they become vague and unreal, and I hurry again with the artilleryman through the hot, brooding silence. Of a night I see the black powder darkening the silent streets, and the contorted bodies shrouded in that layer; they rise upon me tattered and dog-bitten. They gibber and grow fiercer, paler, uglier, mad distortions of humanity at last, and I wake, cold and wretched, in the darkness of the night.</text:p>
      <text:p text:style-name="P4"/>
      <text:p text:style-name="P9">He was threatening--she attempting to reason with him, for it was quite evident that she saw that he was past her authority. The brute was quite close now--creeping with clawlike hands extended toward her around the end of the altar. Tarzan strained at the bonds which held his arms pinioned behind him. The woman did not see--she had forgotten her prey in the horror of the danger that threatened herself. As the brute leaped past Tarzan to clutch his victim, the ape-man gave one superhuman wrench at the thongs that held him. The effort sent him rolling from the altar to the stone floor on the opposite side from that on which the priestess stood; but as he sprang to his feet the thongs dropped from his freed arms, and at the same time he realized that he was alone in the inner temple--the high priestess and the mad priest had disappeared.</text:p>
      <text:p text:style-name="P4"/>
      <text:p text:style-name="P4">Her position before was sheltered from the light; now, I had a distinct view of her whole figure and countenance. She was slender, and apparently scarcely past girlhood: an admirable form, and the most exquisite little face that I have ever had the pleasure of beholding; small features, very fair; flaxen ringlets, or rather golden, hanging loose on her delicate neck; and eyes, had they been agreeable in expression, that would have been irresistible: fortunately for my susceptible heart, the only sentiment they evinced hovered between scorn and a kind of desperation, singularly unnatural to be detected there. The canisters were almost out of her reach; I made a motion to aid her; she turned upon me as a miser might turn if any one attempted to assist him in counting his gold.</text:p>
      <text:p text:style-name="P4"/>
      <text:p text:style-name="P14">Just then a man hailed us from the fire that breakfast was ready, and we were soon seated here and there about the sand over biscuit and fried junk. They had lit a fire fit to roast an ox, and it was now grown so hot that they could only approach it from the windward, and even there not without precaution. In the same wasteful spirit, they had cooked, I suppose, three times more than we could eat; and one of them, with an empty laugh, threw what was left into the fire, which blazed and roared again over this unusual fuel. I never in my life saw men so careless of the morrow; hand to mouth is the only word that can describe their way of doing; and what with wasted food and sleeping sentries, though they were bold enough for a brush and be done with it, I could see their entire unfitness for anything like a prolonged campaign.</text:p>
      <text:p text:style-name="P4"/>
      <text:p text:style-name="P6">These particulars struck me, I confess, disagreeably; and as I followed him into the bright light of the consulting room, I kept my hand ready on my weapon. Here, at last, I had a chance of clearly seeing him. I had never set eyes on him before, so much was certain. He was small, as I have said; I was struck besides <text:soft-page-break/>with the shocking expression of his face, with his remarkable combination of great muscular activity and great apparent debility of constitution, and--last but not least--with the odd, subjective disturbance caused by his neighbourhood. This bore some resemblance to incipient rigour, and was accompanied by a marked sinking of the pulse. At the time, I set it down to some idiosyncratic, personal distaste, and merely wondered at the acuteness of the symptoms; but I have since had reason to believe the cause to lie much deeper in the nature of man, and to turn on some nobler hinge than the principle of hatred.</text:p>
      <text:p text:style-name="P4"/>
      <text:p text:style-name="P6">Of course this was rather unsatisfactory. However, to make amends he showed them how to lie out flat on a strong wind that was going their way, and this was such a pleasant change that they tried it several times and found that they could sleep thus with security. Indeed they would have slept longer, but Peter tired quickly of sleeping, and soon he would cry in his captain voice, "We get off here." So with occasional tiffs, but on the whole rollicking, they drew near the Neverland; for after many moons they did reach it, and, what is more, they had been going pretty straight all the time, not perhaps so much owing to the guidance of Peter or Tink as because the island was looking for them. It is only thus that any one may sight those magic shores.</text:p>
      <text:p text:style-name="P6"/>
      <text:p text:style-name="P9">He had pitched, as I have said, against the bulwarks, where he lay like some horrible, ungainly sort of puppet, life-size, indeed, but how different from life's colour or life's comeliness! In that position I could easily have my way with him, and as the habit of tragical adventures had worn off almost all my terror for the dead, I took him by the waist as if he had been a sack of bran and with one good heave, tumbled him overboard. He went in with a sounding plunge; the red cap came off and remained floating on the surface; and as soon as the splash subsided, I could see him and Israel lying side by side, both wavering with the tremulous movement of the water. O'Brien, though still quite a young man, was very bald. There he lay, with that bald head across the knees of the man who had killed him and the quick fishes steering to and fro over both.</text:p>
      <text:p text:style-name="P4"/>
      <text:p text:style-name="P3">Susan Sowerby went round their garden with them and was told the whole story of it and shown every bush and tree which had come alive. Colin walked on one side of her and Mary on the other. Each of them kept looking up at her comfortable rosy face, secretly curious about the delightful feeling she gave them--a sort of warm, supported feeling. It seemed as if she understood them as Dickon understood his "creatures." She stooped over the flowers and talked about them as if they were children. Soot followed her and once or twice cawed at her and flew upon her shoulder as if it were Dickon's. When they told her about the robin and the first flight of the young ones she laughed a motherly little mellow laugh in her throat.</text:p>
      <text:p text:style-name="P5"/>
      <text:p text:style-name="P3">It was the best thing she could have said. To talk about Dickon meant to talk about the moor and about the cottage and the fourteen people who lived in it on sixteen shillings a week--and the children who got fat on the moor grass like the wild ponies. And about Dickon's mother--and the skipping-rope--and the moor with the sun on it--and about pale green points sticking up out of the black sod. And it was all so alive that Mary talked more than she had ever talked before--and Colin both talked and listened as he had never done either before. And they both began to laugh over nothings as children will when they are happy together. And they laughed so that in the end they were making as much noise as if they had been two ordinary healthy natural ten-year-old creatures--instead of a hard, little, unloving girl and a sickly boy who believed that he was going to die.</text:p>
      <text:p text:style-name="P3"/>
      <text:p text:style-name="P2">Upon hearing this he appeared satisfied and consented to come on board. Good God! Margaret, if you had seen the man who thus capitulated for his safety, your surprise would have been boundless. His limbs were nearly frozen, and his body dreadfully emaciated by fatigue and suffering. I never saw a man in so wretched a condition. We attempted to carry him into the cabin, but as soon as he had quitted the fresh air he fainted. We accordingly brought him back to the deck and restored him to animation by rubbing him with brandy and forcing him to swallow a small quantity. As soon as he showed signs of life we wrapped him up <text:soft-page-break/>in blankets and placed him near the chimney of the kitchen stove. By slow degrees he recovered and ate a little soup, which restored him wonderfully.</text:p>
      <text:p text:style-name="P2"/>
      <text:p text:style-name="P10">In the forest of the table-land a mile back from the ocean old Kerchak the Ape was on a rampage of rage among his people. The younger and lighter members of his tribe scampered to the higher branches of the great trees to escape his wrath; risking their lives upon branches that scarce supported their weight rather than face old Kerchak in one of his fits of uncontrolled anger. The other males scattered in all directions, but not before the infuriated brute had felt the vertebra of one snap between his great, foaming jaws. A luckless young female slipped from an insecure hold upon a high branch and came crashing to the ground almost at Kerchak's feet. With a wild scream he was upon her, tearing a great piece from her side with his mighty teeth, and striking her viciously upon her head and shoulders with a broken tree limb until her skull was crushed to a jelly.</text:p>
      <text:p text:style-name="P10"/>
      <text:p text:style-name="P9">Suddenly we heard a yelp and a volley of furious blasphemy from the companion hatchway, and the deformed man with the black face came up hurriedly. He was immediately followed by a heavy red-haired man in a white cap. At the sight of the former the staghounds, who had all tired of barking at me by this time, became furiously excited, howling and leaping against their chains. The black hesitated before them, and this gave the red-haired man time to come up with him and deliver a tremendous blow between the shoulder-blades. The poor devil went down like a felled ox, and rolled in the dirt among the furiously excited dogs. It was lucky for him that they were muzzled. The red-haired man gave a yawp of exultation and stood staggering, and as it seemed to me in serious danger of either going backwards down the companion hatchway or forwards upon his victim.</text:p>
      <text:p text:style-name="P9"/>
      <text:p text:style-name="P11">This running warmed me to a certain extent, and I went on with a better courage through the maze of less frequented roads that runs hereabouts. My back had now become very stiff and sore, my tonsils were painful from the cabman's fingers, and the skin of my neck had been scratched by his nails; my feet hurt exceedingly and I was lame from a little cut on one foot. I saw in time a blind man approaching me, and fled limping, for I feared his subtle intuitions. Once or twice accidental collisions occurred and I left people amazed, with unaccountable curses ringing in their ears. Then came something silent and quiet against my face, and across the Square fell a thin veil of slowly falling flakes of snow. I had caught a cold, and do as I would I could not avoid an occasional sneeze. And every dog that came in sight, with its pointing nose and curious sniffing, was a terror to me.</text:p>
      <text:p text:style-name="P11"/>
      <text:p text:style-name="P12">When thus alone, I not unfrequently heard Grace Poole's laugh: the same peal, the same low, slow ha! ha! which, when first heard, had thrilled me: I heard, too, her eccentric murmurs; stranger than her laugh. There were days when she was quite silent; but there were others when I could not account for the sounds she made. Sometimes I saw her: she would come out of her room with a basin, or a plate, or a tray in her hand, go down to the kitchen and shortly return, generally (oh, romantic reader, forgive me for telling the plain truth!) bearing a pot of porter. Her appearance always acted as a damper to the curiosity raised by her oral oddities: hard-featured and staid, she had no point to which interest could attach. I made some attempts to draw her into conversation, but she seemed a person of few words: a monosyllabic reply usually cut short every effort of that sort.</text:p>
      <text:p text:style-name="P12"/>
      <text:p text:style-name="P13">It would be impossible for me to describe these Beast People in detail; my eye has had no training in details, and unhappily I cannot sketch. Most striking, perhaps, in their general appearance was the disproportion between the legs of these creatures and the length of their bodies; and yet--so relative is our idea of grace--my eye became habituated to their forms, and at last I even fell in with their persuasion that my own long thighs were ungainly. Another point was the forward carriage of the head and the clumsy and inhuman curvature of the spine. Even the Ape-man lacked that inward sinuous curve of the back which makes the human figure so graceful. Most had their shoulders hunched clumsily, and <text:soft-page-break/>their short forearms hung weakly at their sides. Few of them were conspicuously hairy, at least until the end of my time upon the island.</text:p>
      <text:p text:style-name="P13"/>
      <text:p text:style-name="P15">I was a lonely man, and they were very kind to me. I was a lonely man and a sad one, and they bore with me. I remained with them four days after my recovery. All that time I felt a vague, a growing craving to look once more on whatever remained of the little life that seemed so happy and bright in my past. It was a mere hopeless desire to feast upon my misery. They dissuaded me. They did all they could to divert me from this morbidity. But at last I could resist the impulse no longer, and, promising faithfully to return to them, and parting, as I will confess, from these four-day friends with tears, I went out again into the streets that had lately been so dark and strange and empty.</text:p>
      <text:p text:style-name="P15"/>
      <text:p text:style-name="P15">The third showed the pinnacle of an iceberg piercing a polar winter sky: a muster of northern lights reared their dim lances, close serried, along the horizon. Throwing these into distance, rose, in the foreground, a head,--a colossal head, inclined towards the iceberg, and resting against it. Two thin hands, joined under the forehead, and supporting it, drew up before the lower features a sable veil, a brow quite bloodless, white as bone, and an eye hollow and fixed, blank of meaning but for the glassiness of despair, alone were visible. Above the temples, amidst wreathed turban folds of black drapery, vague in its character and consistency as cloud, gleamed a ring of white flame, gemmed with sparkles of a more lurid tinge. This pale crescent was "the likeness of a kingly crown;" what it diademed was "the shape which shape had none."</text:p>
      <text:p text:style-name="P15"/>
      <text:p text:style-name="P15">I had neither kith nor kin in England, and was therefore as free as air--or as free as an income of eleven shillings and sixpence a day will permit a man to be. Under such circumstances, I naturally gravitated to London, that great cesspool into which all the loungers and idlers of the Empire are irresistibly drained. There I stayed for some time at a private hotel in the Strand, leading a comfortless, meaningless existence, and spending such money as I had, considerably more freely than I ought. So alarming did the state of my finances become, that I soon realized that I must either leave the metropolis and rusticate somewhere in the country, or that I must make a complete alteration in my style of living. Choosing the latter alternative, I began by making up my mind to leave the hotel, and to take up my quarters in some less pretentious and less expensive domicile.</text:p>
      <text:p text:style-name="P15"/>
      <text:p text:style-name="P15">On the little plateau which crowned the barren hill there stood a single giant boulder, and against this boulder there lay a tall man, long-bearded and hard-featured, but of an excessive thinness. His placid face and regular breathing showed that he was fast asleep. Beside him lay a little child, with her round white arms encircling his brown sinewy neck, and her golden haired head resting upon the breast of his velveteen tunic. Her rosy lips were parted, showing the regular line of snow-white teeth within, and a playful smile played over her infantile features. Her plump little white legs terminating in white socks and neat shoes with shining buckles, offered a strange contrast to the long shrivelled members of her companion. On the ledge of rock above this strange couple there stood three solemn buzzards, who, at the sight of the new comers uttered raucous screams of disappointment and flapped sullenly away.</text:p>
      <text:p text:style-name="P15"/>
      <text:p text:style-name="P15">Shortly after my marriage I had bought a connection in the Paddington district. Old Mr. Farquhar, from whom I purchased it, had at one time an excellent general practice; but his age, and an affliction of the nature of St. Vitus's dance from which he suffered, had very much thinned it. The public not unnaturally goes on the principle that he who would heal others must himself be whole, and looks askance at the curative powers of the man whose own case is beyond the reach of his drugs. Thus as my predecessor weakened his practice declined, until when I purchased it from him it had sunk from twelve hundred to little more than three hundred a year. I had confidence, however, in my own youth and energy, and was convinced that in a very few years the concern would be as flourishing as e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4T22:58:25.858770139</meta:creation-date>
    <dc:date>2016-09-05T00:10:00.915853344</dc:date>
    <meta:editing-duration>PT34M23S</meta:editing-duration>
    <meta:editing-cycles>4</meta:editing-cycles>
    <meta:generator>LibreOffice/5.1.4.2$Linux_X86_64 LibreOffice_project/10m0$Build-2</meta:generator>
    <meta:document-statistic meta:table-count="0" meta:image-count="0" meta:object-count="0" meta:page-count="6" meta:paragraph-count="32" meta:word-count="4848" meta:character-count="26332" meta:non-whitespace-character-count="21539"/>
  </office:meta>
</office:document-meta>
</file>